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TUDE DE L'EXISTANT</text:p>
      <text:p text:style-name="Standard"/>
      <text:p text:style-name="P1">animoz.net</text:p>
      <text:p text:style-name="Standard"/>
      <text:p text:style-name="Standard">-points forts:</text:p>
      <text:p text:style-name="Standard">Animaux classés par type fixés.</text:p>
      <text:p text:style-name="Standard">Recherche Efficace (possibilité de recherche avancée).</text:p>
      <text:p text:style-name="Standard">Prise en compte des animaux à donné et des accesoires.</text:p>
      <text:p text:style-name="Standard">Responsive.</text:p>
      <text:p text:style-name="Standard">Carte des régions</text:p>
      <text:p text:style-name="Standard"/>
      <text:p text:style-name="Standard"/>
      <text:p text:style-name="Standard">-points faible</text:p>
      <text:p text:style-name="Standard">Pas de connection utilisateur, un simple mot de passe pour éditer une annonce (manque de sécurité)</text:p>
      <text:p text:style-name="Standard"/>
      <text:p text:style-name="Standard"/>
      <text:p text:style-name="P1">uncompagnon.fr</text:p>
      <text:p text:style-name="P2">-point forts:</text:p>
      <text:p text:style-name="P2">Animaux classés par type fixés</text:p>
      <text:p text:style-name="P2">Responsive</text:p>
      <text:p text:style-name="P2">connection à un compte</text:p>
      <text:p text:style-name="P2">Carte des régions</text:p>
      <text:p text:style-name="P2"/>
      <text:p text:style-name="P2">-point faible</text:p>
      <text:p text:style-name="P2">Un peu confus</text:p>
      <text:p text:style-name="P2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</meta:editing-duration>
    <meta:editing-cycles>4</meta:editing-cycles>
    <meta:generator>OpenOffice/4.1.1$Win32 OpenOffice.org_project/411m6$Build-9775</meta:generator>
    <dc:date>2015-04-23T16:15:01.04</dc:date>
    <meta:document-statistic meta:table-count="0" meta:image-count="0" meta:object-count="0" meta:page-count="1" meta:paragraph-count="18" meta:word-count="70" meta:character-count="454"/>
    <meta:user-defined meta:name="Info 1"/>
    <meta:user-defined meta:name="Info 2"/>
    <meta:user-defined meta:name="Info 3"/>
    <meta:user-defined meta:name="Info 4"/>
  </office:meta>
</office:document-meta>
</file>